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A SEMANA 5</text:p>
      <text:p text:style-name="P1"/>
      <text:p text:style-name="P1">Asistieron:</text:p>
      <text:p text:style-name="P1">Vicente</text:p>
      <text:p text:style-name="P1">Andreina</text:p>
      <text:p text:style-name="P1">Cristina</text:p>
      <text:p text:style-name="P1">Linda</text:p>
      <text:p text:style-name="P1">Fernando</text:p>
      <text:p text:style-name="P1">Daniela H</text:p>
      <text:p text:style-name="P1">Narbelys</text:p>
      <text:p text:style-name="P1"/>
      <text:p text:style-name="P1">Reparticion de CU para este viernes:</text:p>
      <text:p text:style-name="P1"/>
      <text:p text:style-name="P1">Grupo 1:<text:tab/>Crear actividad</text:p>
      <text:p text:style-name="P1"><text:tab/><text:tab/>Asignar actividad precedente</text:p>
      <text:p text:style-name="P1"><text:tab/><text:tab/>Asignar actividad sucesora</text:p>
      <text:p text:style-name="P1"/>
      <text:p text:style-name="P1">Grupo 2: <text:tab/>Registrar usuario</text:p>
      <text:p text:style-name="P1"><text:tab/><text:tab/>Iniciar sesion (incluye cerrar sesion)</text:p>
      <text:p text:style-name="P1"><text:tab/><text:tab/>Crear proyecto</text:p>
      <text:p text:style-name="P1"/>
      <text:p text:style-name="P1">Grupo 3:<text:tab/>Crear metodologia</text:p>
      <text:p text:style-name="P1"><text:tab/><text:tab/>Asignar metodologia</text:p>
      <text:p text:style-name="P1"><text:tab/><text:tab/>Agregar proceso de software</text:p>
      <text:p text:style-name="P1"/>
      <text:p text:style-name="P1">Grupo 4:<text:tab/>Crear artefacto</text:p>
      <text:p text:style-name="P1"><text:tab/><text:tab/>Agregar rol</text:p>
      <text:p text:style-name="P1"><text:tab/><text:tab/>Asignar rol a participante de activida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ina </meta:initial-creator>
    <meta:creation-date>2012-05-28T14:28:57</meta:creation-date>
    <dc:date>2012-05-28T15:40:48</dc:date>
    <dc:creator>Andreina </dc:creator>
    <meta:editing-duration>PT32M4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2" meta:word-count="61" meta:character-count="434" meta:non-whitespace-character-count="378"/>
  </office:meta>
</office:document-meta>
</file>